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px</text:p>
          </table:table-cell>
          <table:table-cell office:value-type="string">
            <text:p>pz</text:p>
          </table:table-cell>
          <table:table-cell office:value-type="string">
            <text:p>bkgd</text:p>
          </table:table-cell>
          <table:table-cell office:value-type="string">
            <text:p>box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0 by 20</text:p>
          </table:table-cell>
          <table:table-cell office:value-type="float" office:value="31430">
            <text:p>31430</text:p>
          </table:table-cell>
          <table:table-cell table:formula="of:=[.G2]/[.$G$3]*10000" office:value-type="float" office:value="85.733769776323">
            <text:p>85.733769776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20 by 20</text:p>
          </table:table-cell>
          <table:table-cell office:value-type="float" office:value="3666000">
            <text:p>3666000</text:p>
          </table:table-cell>
          <table:table-cell table:formula="of:=[.G3]/[.$G$3]*10000" office:value-type="float" office:value="10000">
            <text:p>1000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0 by 20</text:p>
          </table:table-cell>
          <table:table-cell office:value-type="float" office:value="9039">
            <text:p>9039</text:p>
          </table:table-cell>
          <table:table-cell table:formula="of:=[.G4]/[.$G$3]*10000" office:value-type="float" office:value="24.6563011456628">
            <text:p>24.65630114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5 by 20</text:p>
          </table:table-cell>
          <table:table-cell office:value-type="float" office:value="87200">
            <text:p>87200</text:p>
          </table:table-cell>
          <table:table-cell table:formula="of:=[.G5]/[.$G$3]*10000" office:value-type="float" office:value="237.861429350791">
            <text:p>237.861429350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5 by 20</text:p>
          </table:table-cell>
          <table:table-cell office:value-type="float" office:value="532100">
            <text:p>532100</text:p>
          </table:table-cell>
          <table:table-cell table:formula="of:=[.G6]/[.$G$3]*10000" office:value-type="float" office:value="1451.44571740316">
            <text:p>1451.445717403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5 by 20</text:p>
          </table:table-cell>
          <table:table-cell office:value-type="float" office:value="31460">
            <text:p>31460</text:p>
          </table:table-cell>
          <table:table-cell table:formula="of:=[.G7]/[.$G$3]*10000" office:value-type="float" office:value="85.8156028368794">
            <text:p>85.815602836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/>
          <table:table-cell table:formula="of:=[.G8]/[.$G$3]*10000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/>
          <table:table-cell table:formula="of:=[.G9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99940">
            <text:p>99940</text:p>
          </table:table-cell>
          <table:table-cell table:formula="of:=[.G10]/[.$G$3]*10000" office:value-type="float" office:value="272.613202400436">
            <text:p>272.613202400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89030">
            <text:p>89030</text:p>
          </table:table-cell>
          <table:table-cell table:formula="of:=[.G11]/[.$G$3]*10000" office:value-type="float" office:value="242.853246044735">
            <text:p>242.853246044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/>
          <table:table-cell table:formula="of:=[.G12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/>
          <table:table-cell table:formula="of:=[.G13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94120">
            <text:p>94120</text:p>
          </table:table-cell>
          <table:table-cell table:formula="of:=[.G14]/[.$G$3]*10000" office:value-type="float" office:value="256.737588652482">
            <text:p>256.7375886525</text:p>
          </table:table-cell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5-29T00:34:22</meta:creation-date>
    <dc:date>2014-05-29T01:44:38</dc:date>
    <dc:creator>unkokusei </dc:creator>
    <meta:editing-duration>PT16M54S</meta:editing-duration>
    <meta:editing-cycles>7</meta:editing-cycles>
    <meta:generator>LibreOffice/3.5$Linux_x86 LibreOffice_project/350m1$Build-2</meta:generator>
    <meta:document-statistic meta:table-count="3" meta:cell-count="69" meta:object-count="0"/>
  </office:meta>
</office:document-meta>
</file>